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 calcext:value-type="string">
            <text:p>Seite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4"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a7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C7maj</text:p>
          </table:table-cell>
          <table:table-cell table:style-name="ce1" office:value-type="string" calcext:value-type="string">
            <text:p>F7maj</text:p>
          </table:table-cell>
          <table:table-cell table:style-name="ce1" office:value-type="string" calcext:value-type="string">
            <text:p>G7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4"/>
          <table:table-cell table:style-name="ce1" table:number-columns-repeated="7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Seite 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 calcext:value-type="string">
            <text:p>Seite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  <table:table-cell table:style-name="ce8" table:number-columns-repeated="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formula="of:=CONCATENATE([.D3]; [.E3])" office:value-type="string" office:string-value="ac" calcext:value-type="string">
            <text:p>ac</text:p>
          </table:table-cell>
          <table:table-cell table:style-name="ce3" table:formula="of:=CONCATENATE([.D4];[.E4]; [.D3];[.E3])" office:value-type="string" office:string-value="faac" calcext:value-type="string">
            <text:p>faac</text:p>
          </table:table-cell>
          <table:table-cell table:style-name="ce1" table:formula="of:=CONCATENATE([.D3];[.E3];[.D5];[.E5])" office:value-type="string" office:string-value="acdf" calcext:value-type="string">
            <text:p>acdf</text:p>
          </table:table-cell>
          <table:table-cell table:style-name="ce1" table:formula="of:=CONCATENATE([.D3];[.E3];[.D6];[.E6])" office:value-type="string" office:string-value="achd" calcext:value-type="string">
            <text:p>achd</text:p>
          </table:table-cell>
          <table:table-cell table:style-name="ce1" table:formula="of:=CONCATENATE([.D3];[.E3];[.D7];[.E7])" office:value-type="string" office:string-value="acgh" calcext:value-type="string">
            <text:p>acgh</text:p>
          </table:table-cell>
          <table:table-cell table:style-name="ce1" table:formula="of:=CONCATENATE([.D3];[.E3];[.D8];[.E8])" office:value-type="string" office:string-value="aceg" calcext:value-type="string">
            <text:p>aceg</text:p>
          </table:table-cell>
          <table:table-cell table:formula="of:=CONCATENATE([.D3];[.E3];[.D9];[.E9])" office:value-type="string" office:string-value="acce" calcext:value-type="string">
            <text:p>acce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CONCATENATE([.D4];[.E4])" office:value-type="string" office:string-value="fa" calcext:value-type="string">
            <text:p>fa</text:p>
          </table:table-cell>
          <table:table-cell table:style-name="ce1" table:formula="of:=CONCATENATE([.D4];[.E4];[.D5];[.E5])" office:value-type="string" office:string-value="fadf" calcext:value-type="string">
            <text:p>fadf</text:p>
          </table:table-cell>
          <table:table-cell table:style-name="ce1" table:formula="of:=CONCATENATE([.D4];[.E4];[.D6];[.E6])" office:value-type="string" office:string-value="fahd" calcext:value-type="string">
            <text:p>fahd</text:p>
          </table:table-cell>
          <table:table-cell table:style-name="ce1" table:formula="of:=CONCATENATE([.D4];[.E4];[.D7];[.E7])" office:value-type="string" office:string-value="fagh" calcext:value-type="string">
            <text:p>fagh</text:p>
          </table:table-cell>
          <table:table-cell table:style-name="ce1" table:formula="of:=CONCATENATE([.D4];[.E4];[.D8];[.E8])" office:value-type="string" office:string-value="faeg" calcext:value-type="string">
            <text:p>faeg</text:p>
          </table:table-cell>
          <table:table-cell table:formula="of:=CONCATENATE([.D4];[.E4];[.D9];[.E9])" office:value-type="string" office:string-value="face" calcext:value-type="string">
            <text:p>fac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1" table:formula="of:=CONCATENATE([.D5];[.E5])" office:value-type="string" office:string-value="df" calcext:value-type="string">
            <text:p>df</text:p>
          </table:table-cell>
          <table:table-cell table:style-name="ce1" table:formula="of:=CONCATENATE([.D5];[.E5];[.D6];[.E6])" office:value-type="string" office:string-value="dfhd" calcext:value-type="string">
            <text:p>dfhd</text:p>
          </table:table-cell>
          <table:table-cell table:style-name="ce1" table:formula="of:=CONCATENATE([.D5];[.E5];[.D7];[.E7])" office:value-type="string" office:string-value="dfgh" calcext:value-type="string">
            <text:p>dfgh</text:p>
          </table:table-cell>
          <table:table-cell table:style-name="ce1" table:formula="of:=CONCATENATE([.D5];[.E5];[.D8];[.E8])" office:value-type="string" office:string-value="dfeg" calcext:value-type="string">
            <text:p>dfeg</text:p>
          </table:table-cell>
          <table:table-cell table:formula="of:=CONCATENATE([.D5];[.E5];[.D9];[.E9])" office:value-type="string" office:string-value="dfce" calcext:value-type="string">
            <text:p>dfce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table:number-columns-repeated="3"/>
          <table:table-cell table:style-name="ce1" table:formula="of:=CONCATENATE([.D6];[.E6])" office:value-type="string" office:string-value="hd" calcext:value-type="string">
            <text:p>hd</text:p>
          </table:table-cell>
          <table:table-cell table:style-name="ce1" table:formula="of:=CONCATENATE([.D6];[.E6];[.D7];[.E7])" office:value-type="string" office:string-value="hdgh" calcext:value-type="string">
            <text:p>hdgh</text:p>
          </table:table-cell>
          <table:table-cell table:style-name="ce1" table:formula="of:=CONCATENATE([.D6];[.E6];[.D8];[.E8])" office:value-type="string" office:string-value="hdeg" calcext:value-type="string">
            <text:p>hdeg</text:p>
          </table:table-cell>
          <table:table-cell table:formula="of:=CONCATENATE([.D6];[.E6];[.D9];[.E9])" office:value-type="string" office:string-value="hdce" calcext:value-type="string">
            <text:p>hdce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number-columns-repeated="4"/>
          <table:table-cell table:style-name="ce1" table:formula="of:=CONCATENATE([.D7];[.E7])" office:value-type="string" office:string-value="gh" calcext:value-type="string">
            <text:p>gh</text:p>
          </table:table-cell>
          <table:table-cell table:style-name="ce1" table:formula="of:=CONCATENATE([.D7];[.E7];[.D8];[.E8])" office:value-type="string" office:string-value="gheg" calcext:value-type="string">
            <text:p>gheg</text:p>
          </table:table-cell>
          <table:table-cell table:formula="of:=CONCATENATE([.D7];[.E7];[.D9];[.E9])" office:value-type="string" office:string-value="ghce" calcext:value-type="string">
            <text:p>ghce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table:number-columns-repeated="5"/>
          <table:table-cell table:style-name="ce1" table:formula="of:=CONCATENATE([.D8];[.E8])" office:value-type="string" office:string-value="eg" calcext:value-type="string">
            <text:p>eg</text:p>
          </table:table-cell>
          <table:table-cell table:formula="of:=CONCATENATE([.D8];[.E8];[.D9];[.E9])" office:value-type="string" office:string-value="egce" calcext:value-type="string">
            <text:p>egce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" table:number-columns-repeated="6"/>
          <table:table-cell table:formula="of:=CONCATENATE([.D9];[.E9])" office:value-type="string" office:string-value="ce" calcext:value-type="string">
            <text:p>ce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_</text:p>
          </table:table-cell>
          <table:table-cell table:style-name="ce6" office:value-type="string" calcext:value-type="string">
            <text:p>F</text:p>
          </table:table-cell>
          <table:table-cell table:style-name="ce1" office:value-type="string" calcext:value-type="string">
            <text:p>d7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a7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/>
          <table:table-cell table:style-name="ce1" office:value-type="string" calcext:value-type="string">
            <text:p>F_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string" calcext:value-type="string">
            <text:p>F7maj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1" office:value-type="string" calcext:value-type="string">
            <text:p>d_</text:p>
          </table:table-cell>
          <table:table-cell table:style-name="ce1" office:value-type="string" calcext:value-type="string">
            <text:p>G7_</text:p>
          </table:table-cell>
          <table:table-cell table:style-name="ce1" office:value-type="string" calcext:value-type="string">
            <text:p>G7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table:number-columns-repeated="3"/>
          <table:table-cell table:style-name="ce1" office:value-type="string" calcext:value-type="string">
            <text:p>h_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7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number-columns-repeated="4"/>
          <table:table-cell table:style-name="ce1" office:value-type="string" calcext:value-type="string">
            <text:p>G_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C7maj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table:number-columns-repeated="5"/>
          <table:table-cell table:style-name="ce1" office:value-type="string" calcext:value-type="string">
            <text:p>e_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" table:number-columns-repeated="6"/>
          <table:table-cell office:value-type="string" calcext:value-type="string">
            <text:p>C_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.00.0000</text:date>, <text:time style:data-style-name="N2" text:time-value="18:21:58.1516450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8:29.034734897</meta:creation-date>
    <dc:date>2016-11-29T20:37:56.449343837</dc:date>
    <meta:editing-duration>PT39M24S</meta:editing-duration>
    <meta:editing-cycles>6</meta:editing-cycles>
    <meta:generator>LibreOffice/5.1.4.2$Linux_X86_64 LibreOffice_project/10m0$Build-2</meta:generator>
    <meta:document-statistic meta:table-count="1" meta:cell-count="117" meta:object-count="0"/>
  </office:meta>
</office:document-meta>
</file>